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8.25pt"/>
    </style:style>
    <style:style style:name="co2" style:family="table-column">
      <style:table-column-properties fo:break-before="auto" style:column-width="130.96pt"/>
    </style:style>
    <style:style style:name="co3" style:family="table-column">
      <style:table-column-properties fo:break-before="auto" style:column-width="162.71pt"/>
    </style:style>
    <style:style style:name="co4" style:family="table-column">
      <style:table-column-properties fo:break-before="auto" style:column-width="199.19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Publication_5f_atomic_5f_energi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28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8" style:family="table-cell" style:parent-style-name="Default" style:data-style-name="N128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8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 style:data-style-name="N128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2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14.85pt" style:writing-mode="page"/>
    </style:style>
    <style:style style:name="ce13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14.85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tomic_energ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otal energies of elements contained in the 64k set [eV]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>
            <text:p>Note: All calculations were performed in spin-polarized form, employing the relativistic correction stated in the text. 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Element</text:p>
          </table:table-cell>
          <table:table-cell table:style-name="ce6" office:value-type="string" calcext:value-type="string">
            <text:p>PBE+vdW (vacuum)</text:p>
          </table:table-cell>
          <table:table-cell table:style-name="ce9" office:value-type="string" calcext:value-type="string">
            <text:p>PBE0 (vacuum)</text:p>
          </table:table-cell>
          <table:table-cell table:style-name="ce9" office:value-type="string" calcext:value-type="string">
            <text:p>PBE0 (water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7" office:value-type="float" office:value="-13.60531" calcext:value-type="float">
            <text:p>-13.60531</text:p>
          </table:table-cell>
          <table:table-cell table:style-name="ce10" office:value-type="float" office:value="-13.64167" calcext:value-type="float">
            <text:p>-13.64167</text:p>
          </table:table-cell>
          <table:table-cell table:style-name="ce12" office:value-type="float" office:value="-13.60262" calcext:value-type="float">
            <text:p>-13.6026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Li</text:p>
          </table:table-cell>
          <table:table-cell table:style-name="ce7" office:value-type="float" office:value="-203.07148" calcext:value-type="float">
            <text:p>-203.07148</text:p>
          </table:table-cell>
          <table:table-cell table:style-name="ce10" office:value-type="float" office:value="-203.20694" calcext:value-type="float">
            <text:p>-203.20694</text:p>
          </table:table-cell>
          <table:table-cell table:style-name="ce12" office:value-type="float" office:value="-203.35031" calcext:value-type="float">
            <text:p>-203.3503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7" office:value-type="float" office:value="-670.03657" calcext:value-type="float">
            <text:p>-670.03657</text:p>
          </table:table-cell>
          <table:table-cell table:style-name="ce10" office:value-type="float" office:value="-670.24057" calcext:value-type="float">
            <text:p>-670.24057</text:p>
          </table:table-cell>
          <table:table-cell table:style-name="ce12" office:value-type="float" office:value="-670.27496" calcext:value-type="float">
            <text:p>-670.27496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7" office:value-type="float" office:value="-1029.23675" calcext:value-type="float">
            <text:p>-1029.23675</text:p>
          </table:table-cell>
          <table:table-cell table:style-name="ce10" office:value-type="float" office:value="-1029.46807" calcext:value-type="float">
            <text:p>-1029.46807</text:p>
          </table:table-cell>
          <table:table-cell table:style-name="ce12" office:value-type="float" office:value="-1029.4648" calcext:value-type="float">
            <text:p>-1029.4648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7" office:value-type="float" office:value="-1485.31387" calcext:value-type="float">
            <text:p>-1485.31387</text:p>
          </table:table-cell>
          <table:table-cell table:style-name="ce10" office:value-type="float" office:value="-1485.59914" calcext:value-type="float">
            <text:p>-1485.59914</text:p>
          </table:table-cell>
          <table:table-cell table:style-name="ce12" office:value-type="float" office:value="-1485.54509" calcext:value-type="float">
            <text:p>-1485.54509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O</text:p>
          </table:table-cell>
          <table:table-cell table:style-name="ce7" office:value-type="float" office:value="-2043.60099" calcext:value-type="float">
            <text:p>-2043.60099</text:p>
          </table:table-cell>
          <table:table-cell table:style-name="ce10" office:value-type="float" office:value="-2043.80432" calcext:value-type="float">
            <text:p>-2043.80432</text:p>
          </table:table-cell>
          <table:table-cell table:style-name="ce12" office:value-type="float" office:value="-2043.78794" calcext:value-type="float">
            <text:p>-2043.78794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7" office:value-type="float" office:value="-2716.19075" calcext:value-type="float">
            <text:p>-2716.19075</text:p>
          </table:table-cell>
          <table:table-cell table:style-name="ce10" office:value-type="float" office:value="-2716.33324" calcext:value-type="float">
            <text:p>-2716.33324</text:p>
          </table:table-cell>
          <table:table-cell table:style-name="ce12" office:value-type="float" office:value="-2716.30937" calcext:value-type="float">
            <text:p>-2716.30937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Si</text:p>
          </table:table-cell>
          <table:table-cell table:style-name="ce7" office:value-type="float" office:value="-7896.78264" calcext:value-type="float">
            <text:p>-7896.78264</text:p>
          </table:table-cell>
          <table:table-cell table:style-name="ce10" office:value-type="float" office:value="-7897.43665" calcext:value-type="float">
            <text:p>-7897.43665</text:p>
          </table:table-cell>
          <table:table-cell table:style-name="ce12" office:value-type="float" office:value="-7896.86195" calcext:value-type="float">
            <text:p>-7896.86195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7" office:value-type="float" office:value="-9317.77121" calcext:value-type="float">
            <text:p>-9317.77121</text:p>
          </table:table-cell>
          <table:table-cell table:style-name="ce10" office:value-type="float" office:value="-9318.56275" calcext:value-type="float">
            <text:p>-9318.56275</text:p>
          </table:table-cell>
          <table:table-cell table:style-name="ce12" office:value-type="float" office:value="-9318.50704" calcext:value-type="float">
            <text:p>-9318.50704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7" office:value-type="float" office:value="-10875.87502" calcext:value-type="float">
            <text:p>-10875.87502</text:p>
          </table:table-cell>
          <table:table-cell table:style-name="ce10" office:value-type="float" office:value="-10876.75506" calcext:value-type="float">
            <text:p>-10876.75506</text:p>
          </table:table-cell>
          <table:table-cell table:style-name="ce12" office:value-type="float" office:value="-10876.75297" calcext:value-type="float">
            <text:p>-10876.75297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Cl</text:p>
          </table:table-cell>
          <table:table-cell table:style-name="ce7" office:value-type="float" office:value="-12577.70699" calcext:value-type="float">
            <text:p>-12577.70699</text:p>
          </table:table-cell>
          <table:table-cell table:style-name="ce10" office:value-type="float" office:value="-12578.67627" calcext:value-type="float">
            <text:p>-12578.67627</text:p>
          </table:table-cell>
          <table:table-cell table:style-name="ce12" office:value-type="float" office:value="-12578.66102" calcext:value-type="float">
            <text:p>-12578.6610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As</text:p>
          </table:table-cell>
          <table:table-cell table:style-name="ce7" office:value-type="float" office:value="-61891.14762" calcext:value-type="float">
            <text:p>-61891.14762</text:p>
          </table:table-cell>
          <table:table-cell table:style-name="ce10" office:value-type="float" office:value="-61892.481566882" calcext:value-type="float">
            <text:p>-61892.48157</text:p>
          </table:table-cell>
          <table:table-cell table:style-name="ce12" office:value-type="float" office:value="-61892.42616" calcext:value-type="float">
            <text:p>-61892.42616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Se</text:p>
          </table:table-cell>
          <table:table-cell table:style-name="ce7" office:value-type="float" office:value="-66544.33144" calcext:value-type="float">
            <text:p>-66544.33144</text:p>
          </table:table-cell>
          <table:table-cell table:style-name="ce10" office:value-type="float" office:value="-66545.96545" calcext:value-type="float">
            <text:p>-66545.96545</text:p>
          </table:table-cell>
          <table:table-cell table:style-name="ce12" office:value-type="float" office:value="-66545.96892" calcext:value-type="float">
            <text:p>-66545.9689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Br</text:p>
          </table:table-cell>
          <table:table-cell table:style-name="ce7" office:value-type="float" office:value="-71401.43157" calcext:value-type="float">
            <text:p>-71401.43157</text:p>
          </table:table-cell>
          <table:table-cell table:style-name="ce10" office:value-type="float" office:value="-71403.35166" calcext:value-type="float">
            <text:p>-71403.35166</text:p>
          </table:table-cell>
          <table:table-cell table:style-name="ce12" office:value-type="float" office:value="-71403.33989" calcext:value-type="float">
            <text:p>-71403.33989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>
            <text:p>Te</text:p>
          </table:table-cell>
          <table:table-cell table:style-name="ce7" office:value-type="float" office:value="-187592.63416" calcext:value-type="float">
            <text:p>-187592.63416</text:p>
          </table:table-cell>
          <table:table-cell table:style-name="ce10" office:value-type="float" office:value="-187596.52537" calcext:value-type="float">
            <text:p>-187596.52537</text:p>
          </table:table-cell>
          <table:table-cell table:style-name="ce12" office:value-type="float" office:value="-187596.53608" calcext:value-type="float">
            <text:p>-187596.53608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style-name="ce8" office:value-type="float" office:value="-196591.23968" calcext:value-type="float">
            <text:p>-196591.23968</text:p>
          </table:table-cell>
          <table:table-cell table:style-name="ce11" office:value-type="float" office:value="-196595.25236" calcext:value-type="float">
            <text:p>-196595.25236</text:p>
          </table:table-cell>
          <table:table-cell table:style-name="ce13" office:value-type="float" office:value="-196595.24588" calcext:value-type="float">
            <text:p>-196595.24588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tomization_5f_energies_5f_gaussian" style:display-name="PageStyle_Atomization_energies_gaussi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ublication_5f_atomic_5f_energies" style:display-name="PageStyle_Publication_atomic_energ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_5f_sheet_5f_atomic" style:display-name="PageStyle_working_sheet_atomic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</meta:editing-cycles>
    <meta:creation-date>2019-02-05T19:38:40</meta:creation-date>
    <dc:date>2019-02-19T17:36:47.633078683</dc:date>
    <meta:generator>LibreOffice/5.2.7.2$Linux_X86_64 LibreOffice_project/20m0$Build-2</meta:generator>
    <meta:editing-duration>PT57S</meta:editing-duration>
    <meta:document-statistic meta:table-count="1" meta:cell-count="70" meta:object-count="0"/>
    <meta:user-defined meta:name="AppVersion">16.0300</meta:user-defined>
  </office:meta>
</office:document-meta>
</file>